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cm"/>
    </style:style>
    <style:style style:name="gr4" style:family="graphic" style:parent-style-name="standard">
      <style:graphic-properties draw:stroke="none" svg:stroke-color="#000000" draw:fill="none" draw:fill-color="#ffffff" fo:min-height="3.3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1cm"/>
    </style:style>
    <style:style style:name="gr6" style:family="graphic" style:parent-style-name="standard">
      <style:graphic-properties draw:stroke="none" svg:stroke-color="#000000" draw:fill="none" draw:fill-color="#ffffff" fo:min-height="0.823cm"/>
    </style:style>
    <style:style style:name="gr7" style:family="graphic" style:parent-style-name="standard">
      <style:graphic-properties draw:stroke="dash" draw:stroke-dash="Fine_20_Dashed_20__28_var_29_" svg:stroke-color="#000000" draw:fill="solid" draw:fill-color="#ffffff" fo:min-height="0.25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style:text-autospace="none"/>
    </style:style>
    <style:style style:name="P4" style:family="paragraph">
      <style:paragraph-properties fo:text-align="center" style:text-autospace="none"/>
      <style:text-properties fo:font-family="Arial" style:font-family-generic="swiss" fo:font-size="7.5pt" style:font-family-asian="Arial" style:font-family-generic-asian="swiss" style:font-size-asian="7.5pt" style:font-family-complex="Arial" style:font-family-generic-complex="swiss" style:font-size-complex="4.30000019073486pt"/>
    </style:style>
    <style:style style:name="P5" style:family="paragraph">
      <style:paragraph-properties style:text-autospace="none"/>
      <style:text-properties fo:font-family="Arial" style:font-family-generic="swiss" fo:font-size="7.5pt" fo:font-style="normal" style:font-family-asian="Arial" style:font-family-generic-asian="swiss" style:font-size-asian="7.5pt" style:font-style-asian="normal" style:font-family-complex="Arial" style:font-family-generic-complex="swiss" style:font-size-complex="4.30000019073486pt" style:font-style-complex="normal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color="#000000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letter-kerning="true" style:font-family-asian="Arial" style:font-family-generic-asian="swiss" style:font-size-asian="14pt" style:font-style-asian="normal" style:font-weight-asian="normal" style:font-family-complex="Arial" style:font-family-generic-complex="swiss" style:font-size-complex="14pt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fo:font-family="Arial" style:font-family-generic="swiss" style:font-pitch="variable" fo:font-size="14pt" fo:font-style="normal" fo:text-shadow="none" style:text-underline-style="none" fo:font-weight="bold" style:letter-kerning="true" style:font-family-asian="Arial" style:font-family-generic-asian="swiss" style:font-size-asian="14pt" style:font-style-asian="normal" style:font-weight-asian="bold" style:font-family-complex="Arial" style:font-family-generic-complex="swiss" style:font-size-complex="14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Arial" style:font-family-generic="swiss" fo:font-size="12pt" fo:font-style="normal" fo:text-shadow="none" style:text-underline-style="none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9.6cm" svg:y1="5.1cm" svg:x2="21.1cm" svg:y2="5.1cm">
          <text:p/>
        </draw:line>
        <draw:line draw:style-name="gr1" draw:text-style-name="P1" draw:layer="layout" svg:x1="19.6cm" svg:y1="10.4cm" svg:x2="21.1cm" svg:y2="10.4cm">
          <text:p/>
        </draw:line>
        <draw:line draw:style-name="gr1" draw:text-style-name="P1" draw:layer="layout" svg:x1="19.6cm" svg:y1="7.5cm" svg:x2="21.1cm" svg:y2="7.5cm">
          <text:p/>
        </draw:line>
        <draw:line draw:style-name="gr1" draw:text-style-name="P1" draw:layer="layout" svg:x1="14cm" svg:y1="4.8cm" svg:x2="14cm" svg:y2="6.3cm">
          <text:p/>
        </draw:line>
        <draw:line draw:style-name="gr1" draw:text-style-name="P1" draw:layer="layout" svg:x1="19.6cm" svg:y1="12.3cm" svg:x2="19.6cm" svg:y2="3.1cm">
          <text:p/>
        </draw:line>
        <draw:line draw:style-name="gr1" draw:text-style-name="P1" draw:layer="layout" svg:x1="10.3cm" svg:y1="7.8cm" svg:x2="10.3cm" svg:y2="6.3cm">
          <text:p/>
        </draw:line>
        <draw:line draw:style-name="gr1" draw:text-style-name="P1" draw:layer="layout" svg:x1="19.6cm" svg:y1="6.3cm" svg:x2="6.6cm" svg:y2="6.3cm">
          <text:p/>
        </draw:line>
        <draw:g>
          <draw:rect draw:style-name="gr2" draw:text-style-name="P1" draw:layer="layout" svg:width="8cm" svg:height="5cm" svg:x="10.1cm" svg:y="0.1cm">
            <text:p/>
          </draw:rect>
          <draw:frame draw:style-name="gr3" draw:text-style-name="P4" draw:layer="layout" svg:width="6.01cm" svg:height="1.847cm" svg:x="11cm" svg:y="0.137cm">
            <draw:text-box>
              <text:p text:style-name="P2"><text:span text:style-name="T1">&lt;&lt;interface&gt;&gt;</text:span></text:p>
              <text:p text:style-name="P3"><text:span text:style-name="T2">IModelInstanceElement</text:span></text:p>
              <text:p text:style-name="P1"><text:span text:style-name="T3"/></text:p>
            </draw:text-box>
          </draw:frame>
          <draw:line draw:style-name="gr1" draw:text-style-name="P1" draw:layer="layout" svg:x1="10.1cm" svg:y1="1.5cm" svg:x2="18.1cm" svg:y2="1.5cm">
            <text:p/>
          </draw:line>
          <draw:frame draw:style-name="gr4" draw:text-style-name="P5" draw:layer="layout" svg:width="8.5cm" svg:height="3.573cm" svg:x="10.1cm" svg:y="1.527cm">
            <draw:text-box>
              <text:p text:style-name="P3"><text:span text:style-name="T4">asType(Type)</text:span></text:p>
              <text:p text:style-name="P3"><text:span text:style-name="T4">copyForAtPre(): IModelInstanceElement</text:span></text:p>
              <text:p text:style-name="P3"><text:span text:style-name="T4">getName(): String</text:span></text:p>
              <text:p text:style-name="P3"><text:span text:style-name="T4">getType(): Type</text:span></text:p>
              <text:p text:style-name="P3"><text:span text:style-name="T4">isKindOf(Type): boolean</text:span></text:p>
              <text:p text:style-name="P3"><text:span text:style-name="T4">isTypeOf(Type): boolean</text:span></text:p>
              <text:p text:style-name="P3"><text:span text:style-name="T4">isUndefined(): boolean</text:span></text:p>
            </draw:text-box>
          </draw:frame>
        </draw:g>
        <draw:g>
          <draw:rect draw:style-name="gr2" draw:text-style-name="P1" draw:layer="layout" svg:width="6.5cm" svg:height="3.1cm" svg:x="0.1cm" svg:y="3.9cm">
            <text:p/>
          </draw:rect>
          <draw:frame draw:style-name="gr5" draw:text-style-name="P4" draw:layer="layout" svg:width="6.475cm" svg:height="1.847cm" svg:x="0.2cm" svg:y="3.9cm">
            <draw:text-box>
              <text:p text:style-name="P2"><text:span text:style-name="T1">&lt;&lt;interface&gt;&gt;</text:span></text:p>
              <text:p text:style-name="P3"><text:span text:style-name="T2">IModelInstanceCollection</text:span></text:p>
              <text:p text:style-name="P1"><text:span text:style-name="T3"/></text:p>
            </draw:text-box>
          </draw:frame>
          <draw:line draw:style-name="gr1" draw:text-style-name="P1" draw:layer="layout" svg:x1="0.1cm" svg:y1="5.3cm" svg:x2="6.6cm" svg:y2="5.3cm">
            <text:p/>
          </draw:line>
          <draw:frame draw:style-name="gr6" draw:text-style-name="P5" draw:layer="layout" svg:width="6cm" svg:height="1.673cm" svg:x="0.1cm" svg:y="5.327cm">
            <draw:text-box>
              <text:p text:style-name="P3"><text:span text:style-name="T4">getColection(): Collection&lt;T&gt;</text:span></text:p>
              <text:p text:style-name="P3"><text:span text:style-name="T4">isOrdered(): boolean</text:span></text:p>
              <text:p text:style-name="P3"><text:span text:style-name="T4">isUnique(): boolean</text:span></text:p>
            </draw:text-box>
          </draw:frame>
          <draw:frame draw:style-name="gr7" draw:text-style-name="P6" draw:layer="layout" svg:width="7cm" svg:height="0.725cm" svg:x="0.3cm" svg:y="3.375cm">
            <draw:text-box>
              <text:p><text:span text:style-name="T5">T extends IModelInstanceElement</text:span></text:p>
            </draw:text-box>
          </draw:frame>
        </draw:g>
        <draw:g>
          <draw:rect draw:style-name="gr2" draw:text-style-name="P1" draw:layer="layout" svg:width="15.5cm" svg:height="3.2cm" svg:x="15.2cm" svg:y="12.2cm">
            <text:p/>
          </draw:rect>
          <draw:frame draw:style-name="gr5" draw:text-style-name="P4" draw:layer="layout" svg:width="5.624cm" svg:height="1.847cm" svg:x="19.9cm" svg:y="12.237cm">
            <draw:text-box>
              <text:p text:style-name="P2"><text:span text:style-name="T1">&lt;&lt;interface&gt;&gt;</text:span></text:p>
              <text:p text:style-name="P3"><text:span text:style-name="T2">IModelInstanceObject</text:span></text:p>
              <text:p text:style-name="P1"><text:span text:style-name="T3"/></text:p>
            </draw:text-box>
          </draw:frame>
          <draw:line draw:style-name="gr1" draw:text-style-name="P1" draw:layer="layout" svg:x1="15.2cm" svg:y1="13.6cm" svg:x2="30.7cm" svg:y2="13.6cm">
            <text:p/>
          </draw:line>
          <draw:frame draw:style-name="gr6" draw:text-style-name="P5" draw:layer="layout" svg:width="15.5cm" svg:height="1.673cm" svg:x="15.2cm" svg:y="13.627cm">
            <draw:text-box>
              <text:p text:style-name="P3"><text:span text:style-name="T4">getObject(): Object</text:span></text:p>
              <text:p text:style-name="P3"><text:span text:style-name="T4">getProperty(Property): IModelInstanceElement</text:span></text:p>
              <text:p text:style-name="P3"><text:span text:style-name="T4">invokeOperation(Operation, IModelInstanceElement[]): IModelInstanceElement</text:span></text:p>
            </draw:text-box>
          </draw:frame>
        </draw:g>
        <draw:g>
          <draw:g>
            <draw:line draw:style-name="gr1" draw:text-style-name="P1" draw:layer="layout" svg:x1="10.3cm" svg:y1="11.4cm" svg:x2="10.3cm" svg:y2="8.9cm">
              <text:p/>
            </draw:line>
            <draw:custom-shape draw:style-name="gr8" draw:text-style-name="P1" draw:layer="layout" svg:width="0.6cm" svg:height="0.4cm" svg:x="10cm" svg:y="8.9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rect draw:style-name="gr2" draw:text-style-name="P1" draw:layer="layout" svg:width="6.5cm" svg:height="2.3cm" svg:x="7.1cm" svg:y="11cm">
              <text:p/>
            </draw:rect>
            <draw:frame draw:style-name="gr5" draw:text-style-name="P4" draw:layer="layout" svg:width="6.031cm" svg:height="1.847cm" svg:x="7.3cm" svg:y="11.037cm">
              <draw:text-box>
                <text:p text:style-name="P2"><text:span text:style-name="T1">&lt;&lt;interface&gt;&gt;</text:span></text:p>
                <text:p text:style-name="P3"><text:span text:style-name="T2">IModelInstanceBoolean</text:span></text:p>
                <text:p text:style-name="P1"><text:span text:style-name="T3"/></text:p>
              </draw:text-box>
            </draw:frame>
            <draw:line draw:style-name="gr1" draw:text-style-name="P1" draw:layer="layout" svg:x1="7.1cm" svg:y1="12.4cm" svg:x2="13.6cm" svg:y2="12.4cm">
              <text:p/>
            </draw:line>
            <draw:frame draw:style-name="gr6" draw:text-style-name="P5" draw:layer="layout" svg:width="6cm" svg:height="1.073cm" svg:x="7.1cm" svg:y="12.5cm">
              <draw:text-box>
                <text:p text:style-name="P3"><text:span text:style-name="T4">getBoolean(): Boolean</text:span></text:p>
              </draw:text-box>
            </draw:frame>
          </draw:g>
          <draw:g>
            <draw:line draw:style-name="gr1" draw:text-style-name="P1" draw:layer="layout" svg:x1="3.3cm" svg:y1="15.8cm" svg:x2="3.3cm" svg:y2="13.3cm">
              <text:p/>
            </draw:line>
            <draw:custom-shape draw:style-name="gr8" draw:text-style-name="P1" draw:layer="layout" svg:width="0.6cm" svg:height="0.4cm" svg:x="3cm" svg:y="13.3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rect draw:style-name="gr2" draw:text-style-name="P1" draw:layer="layout" svg:width="6.5cm" svg:height="2.3cm" svg:x="0.1cm" svg:y="11cm">
            <text:p/>
          </draw:rect>
          <draw:frame draw:style-name="gr5" draw:text-style-name="P4" draw:layer="layout" svg:width="5.6cm" svg:height="1.847cm" svg:x="0.8cm" svg:y="11.037cm">
            <draw:text-box>
              <text:p text:style-name="P2"><text:span text:style-name="T1">&lt;&lt;interface&gt;&gt;</text:span></text:p>
              <text:p text:style-name="P3"><text:span text:style-name="T2">IModelInstanceReal</text:span></text:p>
              <text:p text:style-name="P1"><text:span text:style-name="T3"/></text:p>
            </draw:text-box>
          </draw:frame>
          <draw:line draw:style-name="gr1" draw:text-style-name="P1" draw:layer="layout" svg:x1="0.1cm" svg:y1="12.4cm" svg:x2="6.6cm" svg:y2="12.4cm">
            <text:p/>
          </draw:line>
          <draw:frame draw:style-name="gr6" draw:text-style-name="P5" draw:layer="layout" svg:width="6cm" svg:height="1.073cm" svg:x="0.1cm" svg:y="12.427cm">
            <draw:text-box>
              <text:p text:style-name="P3"><text:span text:style-name="T4">getDouble(): Double</text:span></text:p>
            </draw:text-box>
          </draw:frame>
          <draw:rect draw:style-name="gr2" draw:text-style-name="P1" draw:layer="layout" svg:width="6.5cm" svg:height="2.3cm" svg:x="1.1cm" svg:y="15.5cm">
            <text:p/>
          </draw:rect>
          <draw:frame draw:style-name="gr5" draw:text-style-name="P4" draw:layer="layout" svg:width="5.734cm" svg:height="1.847cm" svg:x="1.5cm" svg:y="15.537cm">
            <draw:text-box>
              <text:p text:style-name="P2"><text:span text:style-name="T1">&lt;&lt;interface&gt;&gt;</text:span></text:p>
              <text:p text:style-name="P3"><text:span text:style-name="T2">IModelInstanceInteger</text:span></text:p>
              <text:p text:style-name="P1"><text:span text:style-name="T3"/></text:p>
            </draw:text-box>
          </draw:frame>
          <draw:line draw:style-name="gr1" draw:text-style-name="P1" draw:layer="layout" svg:x1="1.1cm" svg:y1="16.9cm" svg:x2="7.6cm" svg:y2="16.9cm">
            <text:p/>
          </draw:line>
          <draw:frame draw:style-name="gr6" draw:text-style-name="P5" draw:layer="layout" svg:width="6cm" svg:height="1.073cm" svg:x="1.1cm" svg:y="16.927cm">
            <draw:text-box>
              <text:p text:style-name="P3"><text:span text:style-name="T4">getLong(): Long</text:span></text:p>
            </draw:text-box>
          </draw:frame>
          <draw:g>
            <draw:rect draw:style-name="gr2" draw:text-style-name="P1" draw:layer="layout" svg:width="6.5cm" svg:height="2.3cm" svg:x="8.1cm" svg:y="15.5cm">
              <text:p/>
            </draw:rect>
            <draw:frame draw:style-name="gr5" draw:text-style-name="P4" draw:layer="layout" svg:width="5.6cm" svg:height="1.847cm" svg:x="8.6cm" svg:y="15.537cm">
              <draw:text-box>
                <text:p text:style-name="P2"><text:span text:style-name="T1">&lt;&lt;interface&gt;&gt;</text:span></text:p>
                <text:p text:style-name="P3"><text:span text:style-name="T2">IModelInstanceString</text:span></text:p>
                <text:p text:style-name="P1"><text:span text:style-name="T3"/></text:p>
              </draw:text-box>
            </draw:frame>
            <draw:line draw:style-name="gr1" draw:text-style-name="P1" draw:layer="layout" svg:x1="8.1cm" svg:y1="16.9cm" svg:x2="14.6cm" svg:y2="16.9cm">
              <text:p/>
            </draw:line>
            <draw:frame draw:style-name="gr6" draw:text-style-name="P5" draw:layer="layout" svg:width="6cm" svg:height="1.073cm" svg:x="8.1cm" svg:y="16.927cm">
              <draw:text-box>
                <text:p text:style-name="P3"><text:span text:style-name="T4">getString(): String</text:span></text:p>
              </draw:text-box>
            </draw:frame>
          </draw:g>
          <draw:g>
            <draw:rect draw:style-name="gr2" draw:text-style-name="P1" draw:layer="layout" svg:width="7.3cm" svg:height="1.4cm" svg:x="6.7cm" svg:y="7.5cm">
              <text:p/>
            </draw:rect>
            <draw:frame draw:style-name="gr5" draw:text-style-name="P4" draw:layer="layout" svg:width="7.275cm" svg:height="1.847cm" svg:x="6.725cm" svg:y="7.5cm">
              <draw:text-box>
                <text:p text:style-name="P2"><text:span text:style-name="T1">&lt;&lt;interface&gt;&gt;</text:span></text:p>
                <text:p text:style-name="P3"><text:span text:style-name="T2">IModelInstancePrimitiveType</text:span></text:p>
                <text:p text:style-name="P1"><text:span text:style-name="T3"/></text:p>
              </draw:text-box>
            </draw:frame>
          </draw:g>
          <draw:line draw:style-name="gr1" draw:text-style-name="P1" draw:layer="layout" svg:x1="14.1cm" svg:y1="15.5cm" svg:x2="14.1cm" svg:y2="10cm">
            <text:p/>
          </draw:line>
          <draw:line draw:style-name="gr1" draw:text-style-name="P1" draw:layer="layout" svg:x1="14.1cm" svg:y1="10cm" svg:x2="3.3cm" svg:y2="10cm">
            <text:p/>
          </draw:line>
          <draw:line draw:style-name="gr1" draw:text-style-name="P1" draw:layer="layout" svg:x1="3.3cm" svg:y1="10cm" svg:x2="3.3cm" svg:y2="11cm">
            <text:p/>
          </draw:line>
        </draw:g>
        <draw:line draw:style-name="gr1" draw:text-style-name="P1" draw:layer="layout" svg:x1="14cm" svg:y1="8.5cm" svg:x2="14cm" svg:y2="7.5cm">
          <text:p/>
        </draw:line>
        <draw:custom-shape draw:style-name="gr8" draw:text-style-name="P1" draw:layer="layout" svg:width="0.6cm" svg:height="0.4cm" svg:x="13.7cm" svg:y="5.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9.6cm" svg:y1="3.1cm" svg:x2="21.1cm" svg:y2="3.1cm">
          <text:p/>
        </draw:line>
        <draw:rect draw:style-name="gr2" draw:text-style-name="P1" draw:layer="layout" svg:width="8.5cm" svg:height="2.3cm" svg:x="20.8cm" svg:y="6.4cm">
          <text:p/>
        </draw:rect>
        <draw:frame draw:style-name="gr5" draw:text-style-name="P4" draw:layer="layout" svg:width="8.596cm" svg:height="1.847cm" svg:x="20.8cm" svg:y="6.437cm">
          <draw:text-box>
            <text:p text:style-name="P2"><text:span text:style-name="T1">&lt;&lt;interface&gt;&gt;</text:span></text:p>
            <text:p text:style-name="P3"><text:span text:style-name="T2">IModelInstanceEnumerationLiteral</text:span></text:p>
            <text:p text:style-name="P1"><text:span text:style-name="T3"/></text:p>
          </draw:text-box>
        </draw:frame>
        <draw:line draw:style-name="gr1" draw:text-style-name="P1" draw:layer="layout" svg:x1="20.8cm" svg:y1="7.8cm" svg:x2="29.3cm" svg:y2="7.8cm">
          <text:p/>
        </draw:line>
        <draw:frame draw:style-name="gr6" draw:text-style-name="P5" draw:layer="layout" svg:width="7.5cm" svg:height="1.073cm" svg:x="20.8cm" svg:y="7.827cm">
          <draw:text-box>
            <text:p text:style-name="P3"><text:span text:style-name="T4">getLiteral(): EnumerationLiteral</text:span></text:p>
          </draw:text-box>
        </draw:frame>
        <draw:rect draw:style-name="gr2" draw:text-style-name="P1" draw:layer="layout" svg:width="6.5cm" svg:height="1.4cm" svg:x="20.8cm" svg:y="4.4cm">
          <text:p/>
        </draw:rect>
        <draw:frame draw:style-name="gr5" draw:text-style-name="P4" draw:layer="layout" svg:width="5.65cm" svg:height="1.847cm" svg:x="21.2cm" svg:y="4.437cm">
          <draw:text-box>
            <text:p text:style-name="P2"><text:span text:style-name="T1">&lt;&lt;interface&gt;&gt;</text:span></text:p>
            <text:p text:style-name="P3"><text:span text:style-name="T2">IModelInstanceInvalid</text:span></text:p>
            <text:p text:style-name="P1"><text:span text:style-name="T3"/></text:p>
          </draw:text-box>
        </draw:frame>
        <draw:rect draw:style-name="gr2" draw:text-style-name="P1" draw:layer="layout" svg:width="9.9cm" svg:height="2.3cm" svg:x="20.8cm" svg:y="9.3cm">
          <text:p/>
        </draw:rect>
        <draw:frame draw:style-name="gr5" draw:text-style-name="P4" draw:layer="layout" svg:width="5.6cm" svg:height="1.847cm" svg:x="22.9cm" svg:y="9.337cm">
          <draw:text-box>
            <text:p text:style-name="P2"><text:span text:style-name="T1">&lt;&lt;interface&gt;&gt;</text:span></text:p>
            <text:p text:style-name="P3"><text:span text:style-name="T2">IModelInstanceTuple</text:span></text:p>
            <text:p text:style-name="P1"><text:span text:style-name="T3"/></text:p>
          </draw:text-box>
        </draw:frame>
        <draw:line draw:style-name="gr1" draw:text-style-name="P1" draw:layer="layout" svg:x1="20.8cm" svg:y1="10.7cm" svg:x2="30.7cm" svg:y2="10.7cm">
          <text:p/>
        </draw:line>
        <draw:frame draw:style-name="gr6" draw:text-style-name="P5" draw:layer="layout" svg:width="10.1cm" svg:height="1.073cm" svg:x="20.8cm" svg:y="10.727cm">
          <draw:text-box>
            <text:p text:style-name="P3"><text:span text:style-name="T4">get(IModelnstanceString): IModelInstanceElement</text:span></text:p>
          </draw:text-box>
        </draw:frame>
        <draw:rect draw:style-name="gr2" draw:text-style-name="P1" draw:layer="layout" svg:width="6.5cm" svg:height="1.4cm" svg:x="20.8cm" svg:y="2.4cm">
          <text:p/>
        </draw:rect>
        <draw:frame draw:style-name="gr5" draw:text-style-name="P4" draw:layer="layout" svg:width="5.6cm" svg:height="1.847cm" svg:x="21.5cm" svg:y="2.437cm">
          <draw:text-box>
            <text:p text:style-name="P2"><text:span text:style-name="T1">&lt;&lt;interface&gt;&gt;</text:span></text:p>
            <text:p text:style-name="P3"><text:span text:style-name="T2">IModelInstanceVoid</text:span></text:p>
            <text:p text:style-name="P1"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30.8cm" fo:page-height="17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laas Wilke</meta:initial-creator>
    <meta:creation-date>2009-03-24T13:54:35.67</meta:creation-date>
    <dc:date>2010-03-01T09:25:57.73</dc:date>
    <dc:creator>Claas Wilke</dc:creator>
    <meta:editing-duration>PT07H50M06S</meta:editing-duration>
    <meta:editing-cycles>126</meta:editing-cycles>
    <meta:generator>OpenOffice.org/3.2$Win32 OpenOffice.org_project/320m12$Build-9483</meta:generator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